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haris SIL" svg:font-family="Charis SIL"/>
  </office:font-face-decls>
  <office:automatic-styles>
    <style:style style:name="T1" style:family="text">
      <style:text-properties fo:color="#000000" style:text-underline-type="single" style:font-name="Charis SIL" fo:font-size="10pt" fo:language="en" fo:country="AU" fo:font-weight="bold"/>
    </style:style>
    <style:style style:name="T2" style:family="text">
      <style:text-properties style:font-name="Charis SIL" fo:font-size="10pt" fo:language="en" fo:country="AU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Charis SIL" fo:font-size="12pt" fo:font-weight="normal"/>
    </style:style>
    <style:style style:name="P3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Charis SIL" fo:font-size="10pt" fo:language="en" fo:country="AU" fo:font-weight="normal"/>
    </style:style>
    <style:style style:name="P1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name="Sect1" style:family="section"/>
    <style:style style:name="Table1" style:family="table">
      <style:table-properties style:width="17.001000cm" table:align="left"/>
    </style:style>
    <style:style style:name="Table2" style:family="table">
      <style:table-properties style:width="17.001000cm" table:align="left"/>
    </style:style>
    <style:style style:name="Table2.col3" style:family="table-column">
      <style:table-column-properties style:column-width="5.667cm"/>
    </style:style>
    <style:style style:name="Table2.col2" style:family="table-column">
      <style:table-column-properties style:column-width="5.667cm"/>
    </style:style>
    <style:style style:name="Table2.col1" style:family="table-column">
      <style:table-column-properties style:column-width="5.667cm"/>
    </style:style>
    <style:style style:name="Table1.col1" style:family="table-column">
      <style:table-column-properties style:column-width="5.667cm"/>
    </style:style>
    <style:style style:name="Table1.col2" style:family="table-column">
      <style:table-column-properties style:column-width="5.667cm"/>
    </style:style>
    <style:style style:name="Table1.col3" style:family="table-column">
      <style:table-column-properties style:column-width="5.667cm"/>
    </style:style>
    <style:style style:name="Table2.row2" style:family="table-row">
      <style:table-row-properties style:min-row-height="0.706cm"/>
    </style:style>
    <style:style style:name="Table2.row1" style:family="table-row">
      <style:table-row-properties style:min-row-height="0.725cm"/>
    </style:style>
    <style:style style:name="Table1.row1" style:family="table-row">
      <style:table-row-properties style:min-row-height="0.725cm"/>
    </style:style>
    <style:style style:name="Table1.row2" style:family="table-row">
      <style:table-row-properties style:min-row-height="0.706cm"/>
    </style:style>
    <style:style style:name="Table1_col1_row10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2_row12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2_row13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3_row10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11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12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13" style:family="table-cell">
      <style:table-cell-properties fo:border-left="0.002cm solid #000000" fo:border-right="0.002cm solid #000000" fo:border-top="0.72pt solid #000000" fo:border-bottom="0.002cm solid #000000"/>
    </style:style>
    <style:style style:name="Table2_col3_row11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15" style:family="table-cell">
      <style:table-cell-properties fo:border-left="0.002cm solid #000000" fo:border-right="0.002cm solid #000000" fo:border-top="0.72pt solid #000000" fo:border-bottom="0.002cm solid #000000"/>
    </style:style>
    <style:style style:name="Table2_col3_row12" style:family="table-cell">
      <style:table-cell-properties fo:border-left="0.002cm solid #000000" fo:border-right="0.002cm solid #000000" fo:border-top="0.72pt solid #000000" fo:border-bottom="0.002cm solid #000000"/>
    </style:style>
    <style:style style:name="Table2_col3_row13" style:family="table-cell">
      <style:table-cell-properties fo:border-left="0.002cm solid #000000" fo:border-right="0.002cm solid #000000" fo:border-top="0.72pt solid #000000" fo:border-bottom="0.002cm solid #000000"/>
    </style:style>
    <style:style style:name="Table2_col3_row15" style:family="table-cell">
      <style:table-cell-properties fo:border-left="0.72pt solid #000000" fo:border-right="0.72pt solid #000000" fo:border-top="0.72pt solid #000000" fo:border-bottom="0.72pt solid #000000"/>
    </style:style>
    <style:style style:name="Table2_col1_row2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10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11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12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13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14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15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1_row5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1_row6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5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1_row9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3_row2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14" style:family="table-cell">
      <style:table-cell-properties fo:border-left="0.002cm solid #000000" fo:border-right="0.002cm solid #000000" fo:border-top="0.72pt solid #000000" fo:border-bottom="0.002cm solid #000000"/>
    </style:style>
    <style:style style:name="Table2_col1_row1" style:family="table-cell">
      <style:table-cell-properties fo:border-left="0.72pt solid #000000" fo:border-right="0.72pt solid #000000" fo:border-top="0.72pt solid #000000" fo:border-bottom="0.72pt solid #000000"/>
    </style:style>
    <style:style style:name="Table1_col1_row11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12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13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9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15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2_row14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1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3_row10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2_row3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2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1_row7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3_row14" style:family="table-cell">
      <style:table-cell-properties fo:border-left="0.002cm solid #000000" fo:border-right="0.002cm solid #000000" fo:border-top="0.72pt solid #000000" fo:border-bottom="0.002cm solid #000000"/>
    </style:style>
    <style:style style:name="Table2_col1_row8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14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3_row1" style:family="table-cell">
      <style:table-cell-properties fo:border-left="0.002cm solid #000000" fo:border-right="0.002cm solid #000000" fo:border-top="0.72pt solid #000000" fo:border-bottom="0.002cm solid #000000"/>
    </style:style>
    <style:style style:name="Table2_col2_row6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3_row3" style:family="table-cell">
      <style:table-cell-properties fo:border-left="0.002cm solid #000000" fo:border-right="0.002cm solid #000000" fo:border-top="0.72pt solid #000000" fo:border-bottom="0.002cm solid #000000"/>
    </style:style>
    <style:style style:name="Table2_col2_row8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6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2_row9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3_row6" style:family="table-cell">
      <style:table-cell-properties fo:border-left="0.002cm solid #000000" fo:border-right="0.002cm solid #000000" fo:border-top="0.72pt solid #000000" fo:border-bottom="0.002cm solid #000000"/>
    </style:style>
    <style:style style:name="Table2_col2_row15" style:family="table-cell">
      <style:table-cell-properties fo:border-left="0.72pt solid #000000" fo:border-right="0.72pt solid #000000" fo:border-top="0.72pt solid #000000" fo:border-bottom="0.72pt solid #000000"/>
    </style:style>
    <style:style style:name="Table1_col2_row4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3_row4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1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1_row3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6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2_row10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2_row11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3_row3" style:family="table-cell">
      <style:table-cell-properties fo:border-left="0.002cm solid #000000" fo:border-right="0.002cm solid #000000" fo:border-top="0.72pt solid #000000" fo:border-bottom="0.002cm solid #000000"/>
    </style:style>
    <style:style style:name="Table2_col1_row3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1_row4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2_row1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2_row2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2_row3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2_row4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2_row5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5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2_row7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3_row4" style:family="table-cell">
      <style:table-cell-properties fo:border-left="0.002cm solid #000000" fo:border-right="0.002cm solid #000000" fo:border-top="0.72pt solid #000000" fo:border-bottom="0.002cm solid #000000"/>
    </style:style>
    <style:style style:name="Table2_col3_row5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2_row7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3_row7" style:family="table-cell">
      <style:table-cell-properties fo:border-left="0.002cm solid #000000" fo:border-right="0.002cm solid #000000" fo:border-top="0.72pt solid #000000" fo:border-bottom="0.002cm solid #000000"/>
    </style:style>
    <style:style style:name="Table2_col3_row8" style:family="table-cell">
      <style:table-cell-properties fo:border-left="0.002cm solid #000000" fo:border-right="0.002cm solid #000000" fo:border-top="0.72pt solid #000000" fo:border-bottom="0.002cm solid #000000"/>
    </style:style>
    <style:style style:name="Table2_col3_row9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5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1_row4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1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2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7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1_row8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3_row8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2" style:family="table-cell">
      <style:table-cell-properties fo:border-left="0.002cm solid #000000" fo:border-right="0.002cm solid #000000" fo:border-top="0.72pt solid #000000" fo:border-bottom="0.002cm solid #000000"/>
    </style:style>
    <style:style style:name="Table2_col1_row11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8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2_row9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3_row6" style:family="table-cell">
      <style:table-cell-properties fo:border-left="0.002cm solid #000000" fo:border-right="0.002cm solid #000000" fo:border-top="0.72pt solid #000000" fo:border-bottom="0.002cm solid #000000"/>
    </style:style>
    <style:style style:name="Table1_col3_row7" style:family="table-cell">
      <style:table-cell-properties fo:border-left="0.002cm solid #000000" fo:border-right="0.002cm solid #000000" fo:border-top="0.72pt solid #000000" fo:border-bottom="0.002cm solid #000000"/>
    </style:style>
    <style:style style:name="Table2_col1_row10" style:family="table-cell">
      <style:table-cell-properties fo:border-left="0.002cm solid #000000" fo:border-right="0.72pt solid #000000" fo:border-top="0.72pt solid #000000" fo:border-bottom="0.002cm solid #000000"/>
    </style:style>
    <style:style style:name="Table1_col3_row9" style:family="table-cell">
      <style:table-cell-properties fo:border-left="0.002cm solid #000000" fo:border-right="0.002cm solid #000000" fo:border-top="0.72pt solid #000000" fo:border-bottom="0.002cm solid #000000"/>
    </style:style>
    <style:style style:name="Table2_col1_row12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1_row13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1_row14" style:family="table-cell">
      <style:table-cell-properties fo:border-left="0.002cm solid #000000" fo:border-right="0.72pt solid #000000" fo:border-top="0.72pt solid #000000" fo:border-bottom="0.002cm solid #000000"/>
    </style:style>
    <style:style style:name="Table2_col1_row15" style:family="table-cell">
      <style:table-cell-properties fo:border-left="0.002cm solid #000000" fo:border-right="0.72pt solid #000000" fo:border-top="0.72pt solid #000000" fo:border-bottom="0.002cm solid #000000"/>
    </style:style>
    <style:page-layout style:name="PLayout2">
      <style:page-layout-properties fo:margin-top="1.270000cm" fo:margin-bottom="1.270000cm" fo:margin-left="1.0000in" fo:margin-right="1.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in" fo:margin-right="1.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Normal"><text:span text:style-name="T1">Ɩkpa</text:span></text:p>
        <table:table table:name="Table1" table:style-name="Table1">
          <table:table-column table:style-name="Table1.col1"/>
          <table:table-column table:style-name="Table1.col2"/>
          <table:table-column table:style-name="Table1.col3"/>
          <table:table-row>
            <table:table-cell table:style-name="Table1_col1_row1">
              <text:p text:style-name="P1"/>
            </table:table-cell>
            <table:table-cell table:style-name="Table1_col2_row1">
              <text:p/>
            </table:table-cell>
            <table:table-cell table:style-name="Table1_col3_row1">
              <text:p/>
            </table:table-cell>
          </table:table-row>
          <table:table-row>
            <table:table-cell table:style-name="Table1_col1_row2">
              <text:p text:style-name="P1"/>
            </table:table-cell>
            <table:table-cell table:style-name="Table1_col2_row2">
              <text:p/>
            </table:table-cell>
            <table:table-cell table:style-name="Table1_col3_row2">
              <text:p/>
            </table:table-cell>
          </table:table-row>
          <table:table-row>
            <table:table-cell table:style-name="Table1_col1_row3">
              <text:p text:style-name="P1"/>
            </table:table-cell>
            <table:table-cell table:style-name="Table1_col2_row3">
              <text:p/>
            </table:table-cell>
            <table:table-cell table:style-name="Table1_col3_row3">
              <text:p/>
            </table:table-cell>
          </table:table-row>
          <table:table-row>
            <table:table-cell table:style-name="Table1_col1_row4">
              <text:p text:style-name="P1"/>
            </table:table-cell>
            <table:table-cell table:style-name="Table1_col2_row4">
              <text:p/>
            </table:table-cell>
            <table:table-cell table:style-name="Table1_col3_row4">
              <text:p/>
            </table:table-cell>
          </table:table-row>
          <table:table-row>
            <table:table-cell table:style-name="Table1_col1_row5">
              <text:p text:style-name="P1"/>
            </table:table-cell>
            <table:table-cell table:style-name="Table1_col2_row5">
              <text:p/>
            </table:table-cell>
            <table:table-cell table:style-name="Table1_col3_row5">
              <text:p/>
            </table:table-cell>
          </table:table-row>
          <table:table-row>
            <table:table-cell table:style-name="Table1_col1_row6">
              <text:p text:style-name="P1"/>
            </table:table-cell>
            <table:table-cell table:style-name="Table1_col2_row6">
              <text:p/>
            </table:table-cell>
            <table:table-cell table:style-name="Table1_col3_row6">
              <text:p/>
            </table:table-cell>
          </table:table-row>
          <table:table-row>
            <table:table-cell table:style-name="Table1_col1_row7">
              <text:p text:style-name="P1"/>
            </table:table-cell>
            <table:table-cell table:style-name="Table1_col2_row7">
              <text:p/>
            </table:table-cell>
            <table:table-cell table:style-name="Table1_col3_row7">
              <text:p/>
            </table:table-cell>
          </table:table-row>
          <table:table-row>
            <table:table-cell table:style-name="Table1_col1_row8">
              <text:p text:style-name="P1"/>
            </table:table-cell>
            <table:table-cell table:style-name="Table1_col2_row8">
              <text:p/>
            </table:table-cell>
            <table:table-cell table:style-name="Table1_col3_row8">
              <text:p/>
            </table:table-cell>
          </table:table-row>
          <table:table-row>
            <table:table-cell table:style-name="Table1_col1_row9">
              <text:p text:style-name="P1"/>
            </table:table-cell>
            <table:table-cell table:style-name="Table1_col2_row9">
              <text:p/>
            </table:table-cell>
            <table:table-cell table:style-name="Table1_col3_row9">
              <text:p/>
            </table:table-cell>
          </table:table-row>
          <table:table-row table:style-name="Table1.row1">
            <table:table-cell table:style-name="Table1_col1_row10">
              <text:p text:style-name="P1"/>
            </table:table-cell>
            <table:table-cell table:style-name="Table1_col2_row10">
              <text:p/>
            </table:table-cell>
            <table:table-cell table:style-name="Table1_col3_row10">
              <text:p/>
            </table:table-cell>
          </table:table-row>
          <table:table-row>
            <table:table-cell table:style-name="Table1_col1_row11">
              <text:p text:style-name="P1"/>
            </table:table-cell>
            <table:table-cell table:style-name="Table1_col2_row11">
              <text:p/>
            </table:table-cell>
            <table:table-cell table:style-name="Table1_col3_row11">
              <text:p/>
            </table:table-cell>
          </table:table-row>
          <table:table-row>
            <table:table-cell table:style-name="Table1_col1_row12">
              <text:p text:style-name="P1"/>
            </table:table-cell>
            <table:table-cell table:style-name="Table1_col2_row12">
              <text:p/>
            </table:table-cell>
            <table:table-cell table:style-name="Table1_col3_row12">
              <text:p/>
            </table:table-cell>
          </table:table-row>
          <table:table-row>
            <table:table-cell table:style-name="Table1_col1_row13">
              <text:p text:style-name="P1"><text:span text:style-name="T2">Ndɔtɔ-ɔkpa</text:span></text:p>
              <table:table table:name="Table2" table:style-name="Table2">
                <table:table-column table:style-name="Table2.col1"/>
                <table:table-column table:style-name="Table2.col2"/>
                <table:table-column table:style-name="Table2.col3"/>
                <table:table-row>
                  <table:table-cell table:style-name="Table2_col1_row1">
                    <text:p/>
                  </table:table-cell>
                  <table:table-cell table:style-name="Table2_col2_row1">
                    <text:p/>
                  </table:table-cell>
                  <table:table-cell table:style-name="Table2_col3_row1">
                    <text:p/>
                  </table:table-cell>
                </table:table-row>
                <table:table-row>
                  <table:table-cell table:style-name="Table2_col1_row2">
                    <text:p text:style-name="P1"><text:span text:style-name="T2">Ntsutso-ɔkpa</text:span></text:p>
                  </table:table-cell>
                  <table:table-cell table:style-name="Table2_col2_row2">
                    <text:p/>
                  </table:table-cell>
                  <table:table-cell table:style-name="Table2_col3_row2">
                    <text:p/>
                  </table:table-cell>
                </table:table-row>
                <table:table-row>
                  <table:table-cell table:style-name="Table2_col1_row3">
                    <text:p text:style-name="P1"><text:span text:style-name="T2">Ɔkpʋnsʋ-ɔkpa</text:span></text:p>
                  </table:table-cell>
                  <table:table-cell table:style-name="Table2_col2_row3">
                    <text:p/>
                  </table:table-cell>
                  <table:table-cell table:style-name="Table2_col3_row3">
                    <text:p/>
                  </table:table-cell>
                </table:table-row>
                <table:table-row>
                  <table:table-cell table:style-name="Table2_col1_row4">
                    <text:p text:style-name="P1"><text:span text:style-name="T2">Ɔpɔnkɔkwan</text:span></text:p>
                  </table:table-cell>
                  <table:table-cell table:style-name="Table2_col2_row4">
                    <text:p/>
                  </table:table-cell>
                  <table:table-cell table:style-name="Table2_col3_row4">
                    <text:p/>
                  </table:table-cell>
                </table:table-row>
                <table:table-row>
                  <table:table-cell table:style-name="Table2_col1_row5">
                    <text:p text:style-name="P1"><text:span text:style-name="T2">Lɔɔlɩɔkpa</text:span></text:p>
                  </table:table-cell>
                  <table:table-cell table:style-name="Table2_col2_row5">
                    <text:p/>
                  </table:table-cell>
                  <table:table-cell table:style-name="Table2_col3_row5">
                    <text:p/>
                  </table:table-cell>
                </table:table-row>
                <table:table-row>
                  <table:table-cell table:style-name="Table2_col1_row6">
                    <text:p text:style-name="P1"><text:span text:style-name="T2">Ayabitɔ-ɔkpa</text:span></text:p>
                  </table:table-cell>
                  <table:table-cell table:style-name="Table2_col2_row6">
                    <text:p/>
                  </table:table-cell>
                  <table:table-cell table:style-name="Table2_col3_row6">
                    <text:p/>
                  </table:table-cell>
                </table:table-row>
                <table:table-row>
                  <table:table-cell table:style-name="Table2_col1_row7">
                    <text:p text:style-name="P1"><text:span text:style-name="T2">Mbwɩɔkpa</text:span></text:p>
                  </table:table-cell>
                  <table:table-cell table:style-name="Table2_col2_row7">
                    <text:p/>
                  </table:table-cell>
                  <table:table-cell table:style-name="Table2_col3_row7">
                    <text:p/>
                  </table:table-cell>
                </table:table-row>
                <table:table-row>
                  <table:table-cell table:style-name="Table2_col1_row8">
                    <text:p text:style-name="P1"><text:span text:style-name="T2">Ɔkpa</text:span></text:p>
                  </table:table-cell>
                  <table:table-cell table:style-name="Table2_col2_row8">
                    <text:p/>
                  </table:table-cell>
                  <table:table-cell table:style-name="Table2_col3_row8">
                    <text:p/>
                  </table:table-cell>
                </table:table-row>
                <table:table-row>
                  <table:table-cell table:style-name="Table2_col1_row9">
                    <text:p text:style-name="P1"><text:span text:style-name="T2">Ɔkpabaɩ</text:span></text:p>
                  </table:table-cell>
                  <table:table-cell table:style-name="Table2_col2_row9">
                    <text:p/>
                  </table:table-cell>
                  <table:table-cell table:style-name="Table2_col3_row9">
                    <text:p/>
                  </table:table-cell>
                </table:table-row>
                <table:table-row table:style-name="Table2.row1">
                  <table:table-cell table:style-name="Table2_col1_row10">
                    <text:p text:style-name="P1"><text:span text:style-name="T2">Ɔkpa-ɔka</text:span></text:p>
                  </table:table-cell>
                  <table:table-cell table:style-name="Table2_col2_row10">
                    <text:p/>
                  </table:table-cell>
                  <table:table-cell table:style-name="Table2_col3_row10">
                    <text:p/>
                  </table:table-cell>
                </table:table-row>
                <table:table-row>
                  <table:table-cell table:style-name="Table2_col1_row11">
                    <text:p text:style-name="P1"><text:span text:style-name="T2">Brɔnʋ</text:span></text:p>
                  </table:table-cell>
                  <table:table-cell table:style-name="Table2_col2_row11">
                    <text:p/>
                  </table:table-cell>
                  <table:table-cell table:style-name="Table2_col3_row11">
                    <text:p/>
                  </table:table-cell>
                </table:table-row>
                <table:table-row>
                  <table:table-cell table:style-name="Table2_col1_row12">
                    <text:p text:style-name="P1"><text:span text:style-name="T2">Brɔnʋsʋ</text:span></text:p>
                  </table:table-cell>
                  <table:table-cell table:style-name="Table2_col2_row12">
                    <text:p/>
                  </table:table-cell>
                  <table:table-cell table:style-name="Table2_col3_row12">
                    <text:p/>
                  </table:table-cell>
                </table:table-row>
                <table:table-row>
                  <table:table-cell table:style-name="Table2_col1_row13">
                    <text:p text:style-name="P1"><text:span text:style-name="T2">Brɔnʋtɔ</text:span></text:p>
                  </table:table-cell>
                  <table:table-cell table:style-name="Table2_col2_row13">
                    <text:p/>
                  </table:table-cell>
                  <table:table-cell table:style-name="Table2_col3_row13">
                    <text:p/>
                  </table:table-cell>
                </table:table-row>
                <table:table-row>
                  <table:table-cell table:style-name="Table2_col1_row14">
                    <text:p/>
                  </table:table-cell>
                  <table:table-cell table:style-name="Table2_col2_row14">
                    <text:p/>
                  </table:table-cell>
                  <table:table-cell table:style-name="Table2_col3_row14">
                    <text:p/>
                  </table:table-cell>
                </table:table-row>
                <table:table-row>
                  <table:table-cell table:style-name="Table2_col1_row15">
                    <text:p/>
                  </table:table-cell>
                  <table:table-cell table:style-name="Table2_col2_row15">
                    <text:p/>
                  </table:table-cell>
                  <table:table-cell table:style-name="Table2_col3_row15">
                    <text:p/>
                  </table:table-cell>
                </table:table-row>
              </table:table>
              <text:p/>
              <text:p text:style-name="P2"/>
            </table:table-cell>
            <table:table-cell table:style-name="Table1_col2_row13">
              <text:p/>
            </table:table-cell>
            <table:table-cell table:style-name="Table1_col3_row13">
              <text:p/>
            </table:table-cell>
          </table:table-row>
          <table:table-row>
            <table:table-cell table:style-name="Table1_col1_row14">
              <text:p/>
            </table:table-cell>
            <table:table-cell table:style-name="Table1_col2_row14">
              <text:p/>
            </table:table-cell>
            <table:table-cell table:style-name="Table1_col3_row14">
              <text:p/>
            </table:table-cell>
          </table:table-row>
          <table:table-row>
            <table:table-cell table:style-name="Table1_col1_row15">
              <text:p/>
            </table:table-cell>
            <table:table-cell table:style-name="Table1_col2_row15">
              <text:p/>
            </table:table-cell>
            <table:table-cell table:style-name="Table1_col3_row15">
              <text:p text:style-name="P1"/>
            </table:table-cell>
          </table:table-row>
        </table:table>
        <text:p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  <style:font-face style:name="Charis SIL" svg:font-family="Charis SIL"/>
  </office:font-face-decls>
  <office:styles>
    <style:style style:name="Reference" style:family="text">
      <style:text-properties fo:font-size="10pt"/>
    </style:style>
    <style:style style:name="Caption" style:family="paragraph" style:parent-style-name="Normal">
      <style:paragraph-properties fo:margin-top="0.0833in" fo:margin-bottom="0.0833in"/>
      <style:text-properties fo:font-size="12pt" fo:font-style="italic"/>
    </style:style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" style:family="paragraph" style:parent-style-name="Normal" style:next-style-name="Text body">
      <style:paragraph-properties fo:margin-top="0.1660in" fo:margin-bottom="0.0833in"/>
      <style:text-properties style:font-name="Arial" fo:font-size="14pt"/>
    </style:style>
    <style:style style:name="Text body" style:family="paragraph" style:parent-style-name="Normal">
      <style:paragraph-properties fo:margin-bottom="0.0833in"/>
    </style:style>
  </office:styles>
  <office:automatic-styles>
    <style:page-layout style:name="Standard">
      <style:page-layout-properties fo:page-width="8.267717in" fo:page-height="11.692913in" style:print-orientation="portrait" fo:margin-top="1.270000cm" fo:margin-bottom="1.270000cm" fo:margin-left="1.0000in" fo:margin-right="1.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</meta:generator>
  </office:meta>
</office:document-meta>
</file>